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loext:fill-use-slide-background="false" draw:textarea-horizontal-align="justify" draw:textarea-vertical-align="middle" draw:auto-grow-height="false" fo:min-height="0.75cm" fo:min-width="2.5cm"/>
      <style:paragraph-properties style:writing-mode="lr-tb"/>
    </style:style>
    <style:style style:name="gr2" style:family="graphic" style:parent-style-name="standard">
      <style:graphic-properties draw:fill="solid" draw:fill-color="#eeeeee" loext:fill-use-slide-background="false" draw:textarea-horizontal-align="justify" draw:textarea-vertical-align="middle" draw:auto-grow-height="false" fo:min-height="0.75cm" fo:min-width="4cm"/>
      <style:paragraph-properties style:writing-mode="lr-tb"/>
    </style:style>
    <style:style style:name="gr3" style:family="graphic" style:parent-style-name="standard">
      <style:graphic-properties draw:fill="solid" draw:fill-color="#eeeeee" loext:fill-use-slide-background="false" draw:textarea-horizontal-align="justify" draw:textarea-vertical-align="middle" draw:auto-grow-height="false" fo:min-height="0.75cm" fo:min-width="3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none" draw:textarea-vertical-align="middle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</style:style>
    <style:style style:name="gr10" style:family="graphic" style:parent-style-name="objectwithoutfill">
      <style:graphic-properties draw:marker-end="Arrowheads_20_7" draw:marker-end-width="0.3cm" draw:fill="none" draw:textarea-vertical-align="middle"/>
    </style:style>
    <style:style style:name="gr11" style:family="graphic" style:parent-style-name="objectwithoutfill">
      <style:graphic-properties draw:marker-end="Arrowheads_20_8" draw:marker-end-width="0.3cm" draw:fill="none" draw:textarea-vertical-align="middle"/>
    </style:style>
    <style:style style:name="gr12" style:family="graphic" style:parent-style-name="objectwithoutfill">
      <style:graphic-properties draw:marker-end="Arrowheads_20_9" draw:marker-end-width="0.3cm" draw:fill="none" draw:textarea-vertical-align="middle"/>
    </style:style>
    <style:style style:name="gr13" style:family="graphic" style:parent-style-name="objectwithoutfill">
      <style:graphic-properties draw:marker-end="Arrowheads_20_10" draw:marker-end-width="0.3cm" draw:fill="none" draw:textarea-vertical-align="middle"/>
    </style:style>
    <style:style style:name="gr14" style:family="graphic" style:parent-style-name="objectwithoutfill">
      <style:graphic-properties draw:marker-end="Arrowheads_20_11" draw:marker-end-width="0.3cm" draw:fill="none" draw:textarea-vertical-align="middle"/>
    </style:style>
    <style:style style:name="gr15" style:family="graphic" style:parent-style-name="objectwithoutfill">
      <style:graphic-properties draw:marker-end="Arrowheads_20_13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0.4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0.462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0.289cm"/>
      <style:paragraph-properties style:writing-mode="lr-tb"/>
    </style:style>
    <style:style style:name="gr19" style:family="graphic" style:parent-style-name="objectwithoutfill">
      <style:graphic-properties draw:marker-end="Arrowheads_20_16" draw:marker-end-width="0.3cm" draw:fill="none" draw:textarea-vertical-align="middle"/>
    </style:style>
    <style:style style:name="gr20" style:family="graphic" style:parent-style-name="objectwithoutfill">
      <style:graphic-properties draw:marker-end="Arrowheads_20_17" draw:marker-end-width="0.3cm" draw:fill="none" draw:textarea-vertical-align="middle"/>
    </style:style>
    <style:style style:name="gr21" style:family="graphic" style:parent-style-name="standard">
      <style:graphic-properties draw:fill-color="#eeeeee" draw:textarea-horizontal-align="justify" draw:textarea-vertical-align="middle" draw:auto-grow-height="false" fo:min-height="0.5cm" fo:min-width="2cm"/>
      <style:paragraph-properties style:writing-mode="lr-tb"/>
    </style:style>
    <style:style style:name="gr22" style:family="graphic" style:parent-style-name="objectwithoutfill">
      <style:graphic-properties draw:marker-end="Arrowheads_20_18" draw:marker-end-width="0.3cm" draw:fill="none" draw:textarea-vertical-align="middle"/>
    </style:style>
    <style:style style:name="gr23" style:family="graphic" style:parent-style-name="objectwithoutfill">
      <style:graphic-properties draw:marker-end="Arrowheads_20_19" draw:marker-end-width="0.3cm" draw:fill="none" draw:textarea-vertical-align="middl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solid" draw:fill-color="#eeeeee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="none" draw:fill-color="#ffffff"/>
      <style:paragraph-properties fo:text-align="center"/>
      <style:text-properties fo:font-size="12pt"/>
    </style:style>
    <style:style style:name="P6" style:family="paragraph">
      <loext:graphic-properties draw:fill-color="#eeeee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3cm" svg:height="1cm" svg:x="13.5cm" svg:y="1cm">
          <text:p text:style-name="P1"><text:span text:style-name="T1">IdleStat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5cm" svg:height="1cm" svg:x="12.75cm" svg:y="5cm">
          <text:p text:style-name="P1"><text:span text:style-name="T1">waitForRequest</text:span></text:p>
          <text:p text:style-name="P1"><text:span text:style-name="T1">ConnectionAnsw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3.5cm" svg:height="1cm" svg:x="13.25cm" svg:y="7cm">
          <text:p text:style-name="P1"><text:span text:style-name="T1">connected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3cm" svg:height="1cm" svg:x="13.5cm" svg:y="9.5cm">
          <text:p text:style-name="P1"><text:span text:style-name="T1">transmitting</text:span></text:p>
          <text:p text:style-name="P1"><text:span text:style-name="T1">SelfBeac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8" draw:id="id8" draw:layer="layout" svg:width="3.5cm" svg:height="1cm" svg:x="17.5cm" svg:y="9.5cm">
          <text:p text:style-name="P1"><text:span text:style-name="T1">waitForChild</text:span></text:p>
          <text:p text:style-name="P1"><text:span text:style-name="T1">Transmiss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3cm" svg:height="1cm" svg:x="17.75cm" svg:y="11.5cm">
          <text:p text:style-name="P1"><text:span text:style-name="T1">receiving</text:span></text:p>
          <text:p text:style-name="P1"><text:span text:style-name="T1">FromChil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3cm" svg:height="1cm" svg:x="22cm" svg:y="9.5cm">
          <text:p text:style-name="P1"><text:span text:style-name="T1">transmitting</text:span></text:p>
          <text:p text:style-name="P1"><text:span text:style-name="T1">ToChil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cm" svg:height="1cm" svg:x="9.5cm" svg:y="9.5cm">
          <text:p text:style-name="P1"><text:span text:style-name="T1">transmitting</text:span></text:p>
          <text:p text:style-name="P1"><text:span text:style-name="T1">ToPar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3.5cm" svg:height="1cm" svg:x="5cm" svg:y="11.5cm">
          <text:p text:style-name="P1"><text:span text:style-name="T1">receivingFrom</text:span></text:p>
          <text:p text:style-name="P1"><text:span text:style-name="T1">Parent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3.5cm" svg:height="1cm" svg:x="5cm" svg:y="9.5cm">
          <text:p text:style-name="P1"><text:span text:style-name="T1">waitForParent</text:span></text:p>
          <text:p text:style-name="P1"><text:span text:style-name="T1">Transmiss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3.5cm" svg:height="1cm" svg:x="13.25cm" svg:y="3cm">
          <text:p text:style-name="P1"><text:span text:style-name="T1">SearchParent</text:span>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5cm" svg:y1="2cm" svg:x2="15cm" svg:y2="3cm" draw:start-shape="id1" draw:start-glue-point="2" draw:end-shape="id2" draw:end-glue-point="0" svg:d="M15000 2000v1000" svg:viewBox="0 0 1 1001">
          <text:p/>
        </draw:connector>
        <draw:connector draw:style-name="gr5" draw:text-style-name="P3" draw:layer="layout" svg:x1="15cm" svg:y1="4cm" svg:x2="15cm" svg:y2="5cm" draw:start-shape="id2" draw:start-glue-point="2" draw:end-shape="id3" draw:end-glue-point="0" svg:d="M15000 4000v1000" svg:viewBox="0 0 1 1001">
          <text:p/>
        </draw:connector>
        <draw:connector draw:style-name="gr6" draw:text-style-name="P3" draw:layer="layout" svg:x1="15cm" svg:y1="6cm" svg:x2="15cm" svg:y2="7cm" draw:start-shape="id3" draw:start-glue-point="2" draw:end-shape="id4" draw:end-glue-point="0" svg:d="M15000 6000v1000" svg:viewBox="0 0 1 1001">
          <text:p/>
        </draw:connector>
        <draw:connector draw:style-name="gr7" draw:text-style-name="P3" draw:layer="layout" svg:x1="15cm" svg:y1="8cm" svg:x2="6.75cm" svg:y2="9.5cm" draw:start-shape="id4" draw:start-glue-point="2" draw:end-shape="id5" draw:end-glue-point="0" svg:d="M15000 8000v750h-8250v750" svg:viewBox="0 0 8251 1501">
          <text:p/>
        </draw:connector>
        <draw:connector draw:style-name="gr8" draw:text-style-name="P3" draw:layer="layout" svg:x1="15cm" svg:y1="8cm" svg:x2="11cm" svg:y2="9.5cm" draw:start-shape="id4" draw:start-glue-point="2" draw:end-shape="id6" draw:end-glue-point="0" svg:d="M15000 8000v750h-4000v750" svg:viewBox="0 0 4001 1501">
          <text:p/>
        </draw:connector>
        <draw:connector draw:style-name="gr9" draw:text-style-name="P3" draw:layer="layout" svg:x1="15cm" svg:y1="8cm" svg:x2="15cm" svg:y2="9.5cm" draw:start-shape="id4" draw:start-glue-point="2" draw:end-shape="id7" draw:end-glue-point="0" svg:d="M15000 8000v1500" svg:viewBox="0 0 1 1501">
          <text:p/>
        </draw:connector>
        <draw:connector draw:style-name="gr10" draw:text-style-name="P3" draw:layer="layout" svg:x1="15cm" svg:y1="8cm" svg:x2="19.25cm" svg:y2="9.5cm" draw:start-shape="id4" draw:start-glue-point="2" draw:end-shape="id8" draw:end-glue-point="0" svg:d="M15000 8000v750h4250v750" svg:viewBox="0 0 4251 1501">
          <text:p/>
        </draw:connector>
        <draw:connector draw:style-name="gr11" draw:text-style-name="P3" draw:layer="layout" svg:x1="15cm" svg:y1="8cm" svg:x2="23.5cm" svg:y2="9.5cm" draw:start-shape="id4" draw:start-glue-point="2" draw:end-shape="id9" draw:end-glue-point="0" svg:d="M15000 8000v750h8500v750" svg:viewBox="0 0 8501 1501">
          <text:p/>
        </draw:connector>
        <draw:connector draw:style-name="gr12" draw:text-style-name="P3" draw:layer="layout" svg:x1="6.75cm" svg:y1="10.5cm" svg:x2="6.75cm" svg:y2="11.5cm" draw:start-shape="id5" draw:start-glue-point="2" draw:end-shape="id10" draw:end-glue-point="0" svg:d="M6750 10500v1000" svg:viewBox="0 0 1 1001">
          <text:p/>
        </draw:connector>
        <draw:connector draw:style-name="gr13" draw:text-style-name="P3" draw:layer="layout" svg:x1="19.25cm" svg:y1="10.5cm" svg:x2="19.25cm" svg:y2="11.5cm" draw:start-shape="id8" draw:start-glue-point="2" draw:end-shape="id11" draw:end-glue-point="0" svg:d="M19250 10500v1000" svg:viewBox="0 0 1 1001">
          <text:p/>
        </draw:connector>
        <draw:connector draw:style-name="gr14" draw:text-style-name="P3" draw:layer="layout" draw:line-skew="0cm -8.125cm" svg:x1="6.75cm" svg:y1="12.5cm" svg:x2="13.25cm" svg:y2="7.5cm" draw:start-shape="id10" draw:start-glue-point="2" draw:end-shape="id4" draw:end-glue-point="3" svg:d="M6750 12500v501h-4000v-5501h10500" svg:viewBox="0 0 10501 5502">
          <text:p/>
        </draw:connector>
        <draw:connector draw:style-name="gr15" draw:text-style-name="P3" draw:layer="layout" svg:x1="17.25cm" svg:y1="5.5cm" svg:x2="16.5cm" svg:y2="1.5cm" draw:start-shape="id3" draw:start-glue-point="1" draw:end-shape="id1" draw:end-glue-point="1" svg:d="M17250 5500h501v-4000h-1251" svg:viewBox="0 0 1252 4001">
          <text:p/>
        </draw:connector>
        <draw:frame draw:style-name="gr16" draw:text-style-name="P5" draw:layer="layout" svg:width="1.5cm" svg:height="0.725cm" svg:x="17cm" svg:y="5.5cm">
          <draw:text-box>
            <text:p text:style-name="P4">Fail</text:p>
          </draw:text-box>
        </draw:frame>
        <draw:frame draw:style-name="gr17" draw:text-style-name="P5" draw:layer="layout" svg:width="2.25cm" svg:height="0.725cm" svg:x="14.75cm" svg:y="6.025cm">
          <draw:text-box>
            <text:p text:style-name="P4">Success</text:p>
          </draw:text-box>
        </draw:frame>
        <draw:frame draw:style-name="gr18" draw:text-style-name="P5" draw:layer="layout" svg:width="3.5cm" svg:height="0.725cm" svg:x="15cm" svg:y="8.025cm">
          <draw:text-box>
            <text:p text:style-name="P4">OnEventTrigger</text:p>
          </draw:text-box>
        </draw:frame>
        <draw:frame draw:style-name="gr18" draw:text-style-name="P5" draw:layer="layout" svg:width="3.5cm" svg:height="0.725cm" svg:x="6.25cm" svg:y="10.5cm">
          <draw:text-box>
            <text:p text:style-name="P4">OnHeadRx</text:p>
          </draw:text-box>
        </draw:frame>
        <draw:frame draw:style-name="gr18" draw:text-style-name="P5" draw:layer="layout" svg:width="3.5cm" svg:height="0.725cm" svg:x="2.25cm" svg:y="9.25cm">
          <draw:text-box>
            <text:p text:style-name="P4">Timeout</text:p>
          </draw:text-box>
        </draw:frame>
        <draw:frame draw:style-name="gr18" draw:text-style-name="P5" draw:layer="layout" svg:width="3.5cm" svg:height="0.725cm" svg:x="2.25cm" svg:y="11.25cm">
          <draw:text-box>
            <text:p text:style-name="P4">CRCbad</text:p>
          </draw:text-box>
        </draw:frame>
        <draw:connector draw:style-name="gr19" draw:text-style-name="P3" draw:layer="layout" svg:x1="5cm" svg:y1="12cm" svg:x2="4cm" svg:y2="6.75cm" draw:start-shape="id10" draw:start-glue-point="3" draw:end-shape="id12" draw:end-glue-point="6" svg:d="M5000 12000h-1000v-5250" svg:viewBox="0 0 1001 5251">
          <text:p/>
        </draw:connector>
        <draw:connector draw:style-name="gr20" draw:text-style-name="P3" draw:layer="layout" svg:x1="5cm" svg:y1="10cm" svg:x2="4cm" svg:y2="6.75cm" draw:start-shape="id5" draw:start-glue-point="3" draw:end-shape="id12" draw:end-glue-point="6" svg:d="M5000 10000h-1000v-3250" svg:viewBox="0 0 1001 3251">
          <text:p/>
        </draw:connector>
        <draw:frame draw:style-name="gr18" draw:text-style-name="P5" draw:layer="layout" svg:width="3.5cm" svg:height="0.725cm" svg:x="6.5cm" svg:y="12.525cm">
          <draw:text-box>
            <text:p text:style-name="P4">DataReceived</text:p>
          </draw:text-box>
        </draw:frame>
        <draw:custom-shape draw:style-name="gr21" draw:text-style-name="P6" xml:id="id12" draw:id="id12" draw:layer="layout" svg:width="5cm" svg:height="1.5cm" svg:x="1.5cm" svg:y="5.25cm">
          <text:p text:style-name="P1">TooMuch</text:p>
          <text:p text:style-name="P1">PktsLost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2" draw:text-style-name="P3" draw:layer="layout" svg:x1="6.5cm" svg:y1="6cm" svg:x2="13.25cm" svg:y2="7.5cm" draw:start-shape="id12" draw:start-glue-point="7" draw:end-shape="id4" draw:end-glue-point="3" svg:d="M6500 6000h3376v1500h3374" svg:viewBox="0 0 6751 1501">
          <text:p/>
        </draw:connector>
        <draw:connector draw:style-name="gr23" draw:text-style-name="P3" draw:layer="layout" svg:x1="4cm" svg:y1="5.25cm" svg:x2="13.25cm" svg:y2="3.5cm" draw:start-shape="id12" draw:start-glue-point="4" draw:end-shape="id2" draw:end-glue-point="3" svg:d="M4000 5250v-1750h9250" svg:viewBox="0 0 9251 1751">
          <text:p/>
        </draw:connector>
        <draw:frame draw:style-name="gr18" draw:text-style-name="P5" draw:layer="layout" svg:width="3.5cm" svg:height="0.725cm" svg:x="5cm" svg:y="5.25cm">
          <draw:text-box>
            <text:p text:style-name="P4">No</text:p>
          </draw:text-box>
        </draw:frame>
        <draw:frame draw:style-name="gr18" draw:text-style-name="P5" draw:layer="layout" svg:width="3.5cm" svg:height="0.725cm" svg:x="2.75cm" svg:y="4.525cm">
          <draw:text-box>
            <text:p text:style-name="P4">Y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s" fo:country="C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3-14T19:24:59.552000000</dc:date>
    <meta:editing-duration>PT59M33S</meta:editing-duration>
    <meta:editing-cycles>1</meta:editing-cycles>
    <meta:document-statistic meta:object-count="37"/>
    <meta:generator>LibreOffice/7.4.0.3$Windows_X86_64 LibreOffice_project/f85e47c08ddd19c015c0114a68350214f7066f5a</meta:generator>
  </office:meta>
</office:document-meta>
</file>